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TASAYCO, JUAN JOS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S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TIERREZ TASAYCO, JUAN JOS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4140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23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3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35481417</text:p>
          </table:table-cell>
          <table:table-cell table:style-name="Tabla2.A2" office:value-type="string">
            <text:p text:style-name="P7">33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BLANCA JUARE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1:13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